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margin-left="0cm" fo:margin-right="0cm" fo:text-align="justify" style:justify-single-word="false" fo:text-indent="1.249cm" style:auto-text-indent="false"/>
    </style:style>
    <style:style style:name="P5" style:family="paragraph" style:parent-style-name="Standard">
      <style:paragraph-properties fo:text-align="justify" style:justify-single-word="false"/>
    </style:style>
    <style:style style:name="P6" style:family="paragraph" style:parent-style-name="Paragraphe_20_de_20_liste" style:list-style-name="L1"/>
    <style:style style:name="P7" style:family="paragraph" style:parent-style-name="Normal" style:master-page-name="MPF0">
      <style:paragraph-properties fo:text-align="justify" style:justify-single-word="false" style:page-number="auto" fo:break-before="page"/>
    </style:style>
    <style:style style:name="P8" style:family="paragraph" style:parent-style-name="Normal">
      <style:paragraph-properties fo:text-align="justify" style:justify-single-word="false"/>
    </style:style>
    <style:style style:name="T1" style:family="text">
      <style:text-properties fo:font-size="18pt" fo:font-weight="bold" style:font-size-asian="18pt" style:font-weight-asian="bold"/>
    </style:style>
    <style:style style:name="T2" style:family="text">
      <style:text-properties fo:font-size="12pt" style:font-size-asian="12pt"/>
    </style:style>
    <style:style style:name="T3" style:family="text">
      <style:text-properties fo:font-weight="bold" style:font-weight-asian="bold" style:font-weight-complex="bold"/>
    </style:style>
    <style:style style:name="T4" style:family="text">
      <style:text-properties fo:color="#ff0000"/>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fo:color="#000000"/>
    </style:style>
    <style:style style:name="T7" style:family="text">
      <style:text-properties fo:color="#000000" style:font-name="Cambria"/>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text:span text:style-name="_5f_5yl5"><text:span text:style-name="T1">RAPPORT</text:span></text:span></text:p>
      <text:p text:style-name="P2"><text:span text:style-name="_5f_5yl5"><text:span text:style-name="T1">-</text:span></text:span></text:p>
      <text:p text:style-name="P2"><text:span text:style-name="_5f_5yl5"><text:span text:style-name="T1"><text:s/>PROJET DEVELOPPEMENT D’APPLICATON WEB</text:span></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_5f_5yl5"><text:span text:style-name="T1">SOMMAIRE</text:span></text:span></text:p>
      <text:p text:style-name="Normal"><text:soft-page-break/></text:p>
      <text:list xml:id="list7635159412725102037" text:style-name="L1">
        <text:list-item>
          <text:p text:style-name="P6"><text:span text:style-name="_5f_5yl5"><text:span text:style-name="T2">Introduction</text:span></text:span><text:span text:style-name="_5f_5yl5"><text:span text:style-name="T2"><text:line-break/></text:span></text:span></text:p>
        </text:list-item>
        <text:list-item>
          <text:p text:style-name="P6"><text:span text:style-name="_5f_5yl5"><text:span text:style-name="T2">Gestion des joueurs</text:span></text:span><text:span text:style-name="_5f_5yl5"><text:span text:style-name="T2"><text:line-break/></text:span></text:span></text:p>
        </text:list-item>
        <text:list-item>
          <text:p text:style-name="P6"><text:span text:style-name="_5f_5yl5"><text:span text:style-name="T2">Jeu</text:span></text:span><text:span text:style-name="_5f_5yl5"><text:span text:style-name="T2"><text:line-break/></text:span></text:span></text:p>
        </text:list-item>
        <text:list-item>
          <text:p text:style-name="P6"><text:span text:style-name="_5f_5yl5"><text:span text:style-name="T2">Gestion des parties</text:span></text:span><text:span text:style-name="_5f_5yl5"><text:span text:style-name="T2"><text:line-break/></text:span></text:span></text:p>
        </text:list-item>
        <text:list-item>
          <text:p text:style-name="P6"><text:span text:style-name="_5f_5yl5"><text:span text:style-name="T2">Limites et conclusion</text:spa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_5f_5yl5"><text:span text:style-name="T3">I- Introduction</text:span></text:span></text:p>
      <text:p text:style-name="P3"><text:span text:style-name="_5f_5yl5"><text:span text:style-name="T4">Problématique (rappeler </text:span></text:span><text:span text:style-name="_5f_5yl5"><text:span text:style-name="T4">brièvement</text:span></text:span><text:span text:style-name="_5f_5yl5"><text:span text:style-name="T4"> sujet+principe du jeu)</text:span></text:span></text:p>
      <text:p text:style-name="P3"><text:soft-page-break/><text:span text:style-name="_5f_5yl5"><text:tab/>Le but de notre projet de développement Web était de réaliser </text:span><text:span text:style-name="_5f_5yl5">un site</text:span><text:span text:style-name="_5f_5yl5"> internet proposant l'accès à un jeu accessible sur </text:span><text:span text:style-name="_5f_5yl5">navigateur. Le jeu proposé se nomme « Les blaireaux et les </text:span><text:span text:style-name="_5f_5yl5">kékés »</text:span><text:span text:style-name="_5f_5yl5">. Il se présente comme un jeu par équipe, l'équipe des blaireaux et celle des kékés. Les blaireaux auront ici pour but d'éliminer les kékés, mais à intervalle régulier les rôles sont inversés</text:span><text:span text:style-name="_5f_5yl5"> et c'est aux kékés d'éliminer les blaireaux. Les différents joueurs auront la possibilité de bénéficier d'objets bonus répartis sur le plateau de jeu.</text:span></text:p>
      <text:p text:style-name="P3"><text:span text:style-name="_5f_5yl5">Cahier des charges</text:span></text:p>
      <text:p text:style-name="P3"><text:span text:style-name="_5f_5yl5"><text:tab/>Pour réaliser ce jeu, il nous était imposé de travailler à l'aide de Three.js lors d</text:span><text:span text:style-name="_5f_5yl5">e la confection du jeu. De plus, le site devait proposer des protocoles de connexion et d'inscription pour accéder au jeu et permettre à certains utilisateurs d'avoir un statut d'administrateur. Nous avons immédiatement compris qu'il s'agissait ici de stoc</text:span><text:span text:style-name="_5f_5yl5">ker les différentes informations concernant nos utilisateurs dans une base de données afin de rendre ces données persistantes. Le site devait comporter trois thèmes.</text:span></text:p>
      <text:p text:style-name="P3"><text:span text:style-name="_5f_5yl5"><text:tab/>Concernant les contraintes liées intrinsèquement au jeu et à la manière d'y jouer, il éta</text:span><text:span text:style-name="_5f_5yl5">it demandé de modéliser les joueurs sous forme de modèles géométriques simples, et d'ajouter des obstacles ainsi qu'un certain nombre d'objets bonus :</text:span></text:p>
      <text:p text:style-name="P3"><text:span text:style-name="_5f_5yl5">-une cape d'invisibilité rendant le joueur invisible un temps donné</text:span></text:p>
      <text:p text:style-name="P3"><text:span text:style-name="_5f_5yl5">-des bottes doublant la vitesse du jo</text:span><text:span text:style-name="_5f_5yl5">ueur</text:span></text:p>
      <text:p text:style-name="P3"><text:span text:style-name="_5f_5yl5">-un bouclier rendant le joueur invulnérable</text:span></text:p>
      <text:p text:style-name="P3"><text:span text:style-name="_5f_5yl5">-une potion rendant le joueur neutre</text:span></text:p>
      <text:p text:style-name="P3"><text:span text:style-name="_5f_5yl5">Il était également demandé l'ajout d'un mode spectateur.</text:span></text:p>
      <text:p text:style-name="P3"/>
      <text:p text:style-name="P3"><text:span text:style-name="_5f_5yl5"><text:span text:style-name="T4">Répartition du temps de travail et des tâches</text:span></text:span></text:p>
      <text:p text:style-name="P3"><text:span text:style-name="_5f_5yl5"><text:tab/>En ce qui concerne la répartition des tâches, nous n'avons pas réalisé une répartition fixe et intransigeante des tâches, nous nous sommes tous naturellement tournés vers la partie avec laquelle nous étions le plus à l’aise, mais rien n’était attribué d’avance. Nous avons simplement créé un espace partagé via GitHub, sur lequel chacun d'entre nous a publié ses avancées sur le projet au fur et à mesure. Nous avons eu la chance de former un groupe suffisamment motivé, et ou personne n'a délégué la totalité du travail à fournir aux autres membres du groupe. </text:span></text:p>
      <text:p text:style-name="P3"><text:span text:style-name="_5f_5yl5"><text:tab/>Louis s’est occupé d’une grande partie du PHP en gérant l’inscription, la connexion et aussi la gestion de la base de données au niveau de la création des parties. </text:span></text:p>
      <text:p text:style-name="P3"><text:span text:style-name="_5f_5yl5"><text:tab/>Lucas a mis en place la majorité du système de jeu via Three.js en créant toute la base du plateau de jeu et des interactions du joueur avec les différents objets. </text:span></text:p>
      <text:p text:style-name="P3"><text:span text:style-name="_5f_5yl5"><text:tab/>Jules, Thomas, Sébastien et Aurélien ont réalisés des tâches plus polyvalentes, allant de la mise en place des thèmes à la création des pages du site Internet en passant par l’ajout de petites fonctionnalités comme un récapitulatif du profil des utilisateurs ou encore un affichage des scores des <text:s/>différents joueurs en puisant les informations nécessaires dans les bases de données précédemment crées. </text:span><text:span text:style-name="_5f_5yl5"><text:span text:style-name="T4">(Rapport)</text:span></text:span></text:p>
      <text:p text:style-name="P3"/>
      <text:p text:style-name="P3"/>
      <text:p text:style-name="P3"><text:soft-page-break/><text:span text:style-name="_5f_5yl5"><text:span text:style-name="T3">II- Gestion des joueurs</text:span></text:span></text:p>
      <text:p text:style-name="P3"><text:span text:style-name="_5f_5yl5"><text:span text:style-name="T4">Explication des classes php + BD</text:span></text:span><text:span text:style-name="_5f_5yl5"><text:span text:style-name="T4"> Mettre screen entre les paragraphes quand on aura fini</text:span></text:span></text:p>
      <text:p text:style-name="P4"><text:span text:style-name="_5f_5yl5">L’accès au site est disponible uniquement après que les utilisateurs se soient inscrits ou identifiés. Les données des utilisateurs sont stockées dans une base de données. Les données des </text:span><text:span text:style-name="_5f_5yl5">joueurs son</text:span><text:span text:style-name="_5f_5yl5">t enregistrées dans une table User comportant leur ID, leur login, leur mot de passe, leur score et leur classement. Cette table comporte un champ supplémentaire permettant de déterminer si l’utilisateur est un administrateur ou non.</text:span></text:p>
      <text:p text:style-name="P4"><text:span text:style-name="_5f_5yl5">Lorsqu’un utilisateur </text:span><text:span text:style-name="_5f_5yl5">est connecté, on crée une variable de sessions de type USER qui va contenir toutes les informations de l’utilisateur. Le type USER est défini grâce à la classe User.php, et un USER contient toutes les informations d’une ligne de la table User décrite précé</text:span><text:span text:style-name="_5f_5yl5">demment.</text:span></text:p>
      <text:p text:style-name="P4"><text:span text:style-name="_5f_5yl5">Lors de l’inscription, la page de login va aller interroger la base de données pour vérifier que le pseudo n’est pas déjà pris, et si ce n’est pas le cas, le compte est créé. En ce qui concerne la connexion, la page va construire un objet USER ave</text:span><text:span text:style-name="_5f_5yl5">c les données présentes dans les champs login et mot de passe, puis elle appelle une fonction existe() sur cet objet. Cette fonction va aller interroger la base de données pour vérifier qu’un utilisateur avec le même login et le même mot de passe existe bi</text:span><text:span text:style-name="_5f_5yl5">en.</text:span></text:p>
      <text:p text:style-name="P3"><text:span text:style-name="_5f_5yl5">Leaderboard</text:span></text:p>
      <text:p text:style-name="P3"><text:span text:style-name="_5f_5yl5"><text:tab/>La page avec le récapitulatif des scores des différents joueurs enregistrés se présente sous la forme d'un tableau rempli automatiquement à l'aide d'un script PHP. On va chercher dans la table User de notre base de donnée le nombre d'éléments de cette table à l'aide d'une première requête via PDO, puis on réalise une seconde requête dans une boucle, qui permet de récupérer les joueurs dans l'ordre selon leur classement, et on les affiche dans un tableau HTML.</text:span></text:p>
      <text:p text:style-name="P3"><text:span text:style-name="_5f_5yl5">Onglet recap du profil</text:span></text:p>
      <text:p text:style-name="P3"><text:tab/>Pour ajouter un récapitulatif des profils, nous avons fait en sorte que chaque nom d'utilisateur du tableau des scores du point précédent renvoie à une page « profil.php?profil=login » puis à l'aide de la variable globale $_GET on récupère le login, et on va chercher les informations correspondantes au login donné dans la table User de la base de données via une requête PDO. Il suffit une fois de plus ensuite d'afficher les informations récupérées dans un tableau HTML.</text:p>
      <text:p text:style-name="P3"><text:span text:style-name="_5f_5yl5"><text:span text:style-name="T3">III- Jeu</text:span></text:span></text:p>
      <text:p text:style-name="P3"><text:span text:style-name="_5f_5yl5">Map (limites, création aléatoire)</text:span></text:p>
      <text:p text:style-name="P3"><text:span text:style-name="_5f_5yl5">déplacements, vue fps, avatar du joueur</text:span></text:p>
      <text:p text:style-name="P3"><text:span text:style-name="_5f_5yl5">Murs et flaques, détection collision et téléportation</text:span></text:p>
      <text:p text:style-name="P3"><text:span text:style-name="_5f_5yl5"><text:span text:style-name="T5">Équipes et changement d’équipe</text:span></text:span></text:p>
      <text:p text:style-name="P3"><text:span text:style-name="_5f_5yl5">Le changement d'équipe s'opère lors du retentiss</text:span><text:span text:style-name="_5f_5yl5">ement du gong dans les règles du jeu. Ce gong est géré par un temps restant selon une durée définie et décompté chaque seconde pendant la partie. Lorsque ce décompte atteint zéro les changements d'équipes à opérer sont effectués. Une fois ceci accomplit le</text:span><text:span text:style-name="_5f_5yl5"> temps <text:s/>restant du gong reprend la valeur définie et le décompte recommence jusqu'à atteindre à nouveau zéro.</text:span></text:p>
      <text:p text:style-name="P3"><text:span text:style-name="_5f_5yl5"><text:span text:style-name="T5">Partie limitée dans le temps</text:span></text:span></text:p>
      <text:p text:style-name="P3"><text:soft-page-break/><text:span text:style-name="_5f_5yl5">Une partie est définie par une durée limite. Celle-ci fonctionne comme le gong évoqué plus haut. Le temps restant ini</text:span><text:span text:style-name="_5f_5yl5">tialement à la valeur de la durée maximale est décompté chaque seconde jusqu'à atteindre zéro qui a pour effet de mettre un terme à la partie en cours. Ceci signifie l'arrêt des fonctionnalités du jeu, c'est à dire les déplacements ou encore le cycle du go</text:span><text:span text:style-name="_5f_5yl5">ng et bien sûr la vérification des conditions de victoire.</text:span></text:p>
      <text:p text:style-name="P3"><text:span text:style-name="_5f_5yl5">Interaction entre joueurs</text:span></text:p>
      <text:p text:style-name="P3"><text:span text:style-name="_5f_5yl5">Fonctionnement Objets</text:span></text:p>
      <text:p text:style-name="P3"><text:span text:style-name="_5f_5yl5">(Spectateurs ?)</text:span></text:p>
      <text:p text:style-name="P3"/>
      <text:p text:style-name="P3"><text:span text:style-name="_5f_5yl5"><text:span text:style-name="T3">IV- Gestion des parties</text:span></text:span></text:p>
      <text:p text:style-name="P3"><text:span text:style-name="_5f_5yl5">Structure des données</text:span></text:p>
      <text:p text:style-name="P3">Map dans BD à chaque partie, expliquer la table</text:p>
      <text:p text:style-name="P3">Partie dans la BD</text:p>
      <text:p text:style-name="P3">Moteurs ajax pour actualisation en continu</text:p>
      <text:p text:style-name="P3">Création de partie</text:p>
      <text:p text:style-name="P3">Rejoindre une partie</text:p>
      <text:p text:style-name="P3">Différents statuts d’une partie</text:p>
      <text:p text:style-name="P3">Répartition données client/serveur</text:p>
      <text:p text:style-name="P3"/>
      <text:p text:style-name="P3"><text:span text:style-name="_5f_5yl5"><text:span text:style-name="T3">V- Limites et conclusion</text:span></text:span></text:p>
      <text:p text:style-name="P5"/>
      <text:p text:style-name="P5"><text:span text:style-name="Police_20_par_20_défaut"><text:span text:style-name="T7"><text:tab/></text:span></text:span><text:bookmark text:name="docs-internal-guid-73cd2c68-7fff-c6ba-e5"/><text:span text:style-name="Police_20_par_20_défaut"><text:span text:style-name="T6">Au terme du développement de ce projet, le cahier des charges pour la </text:span></text:span><text:span text:style-name="Police_20_par_20_défaut"><text:span text:style-name="T6">réalisation d'un jeu en ligne est respecté. Afin d’étendre les subtilités de ce jeu si le développement devait être prolongé il est évidemment possible d’envisager comme fonctionnalités supplémentaires l'implémentation</text:span></text:span> d'un système de discussions instantanée entre joueurs lors des parties ou encore l'utilisation généralisée de modèles importés depuis Blender pour remplacer les primitives utilisées.</text:p>
      <text:p text:style-name="P3"/>
      <text:p text:style-name="P3">On peut pas le vendre sur s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Police_20_par_20_défaut" style:display-name="Police par défaut" style:family="text"/>
    <style:style style:name="_5f_5yl5" style:display-name="_5yl5" style:family="text" style:parent-style-name="Police_20_par_20_défau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line-break/></text:p>
      </style:header>
      <style:footer>
        <text:p text:style-name="MP1"><text:page-number text:select-page="current">5</text:page-number></text:p>
        <text:p text:style-name="Footer">UFR Science &amp; Technique</text:p>
      </style:footer>
    </style:master-page>
    <style:master-page style:name="MPF0" style:page-layout-name="Mpm2" style:next-style-name="MP0">
      <style:header>
        <text:p text:style-name="Header">BAZIN Thomas<text:line-break/>GALLAY Jules <text:line-break/>GARNIER Aurélien<text:line-break/>GUILLOTIN Louis<text:line-break/>MAZERON Lucas<text:line-break/>RAVIER Sébastien</text:p>
      </style:header>
      <style:footer>
        <text:p text:style-name="MP1"><text:page-number text:select-page="current">1</text:page-number></text:p>
        <text:p text:style-name="Footer">UFR Science &amp; Techni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
    <dc:description/>
    <dc:subject/>
    <meta:initial-creator>Jules</meta:initial-creator>
    <dc:creator>dsfqsfsd sdfsdfsqf</dc:creator>
    <meta:creation-date>2019-04-29T13:45:00Z</meta:creation-date>
    <dc:date>2019-05-04T23:58:39.29</dc:date>
    <meta:editing-cycles>18</meta:editing-cycles>
    <meta:editing-duration>PT9H19M37S</meta:editing-duration>
    <meta:document-statistic meta:table-count="0" meta:image-count="0" meta:object-count="0" meta:page-count="5" meta:paragraph-count="63" meta:word-count="1199" meta:character-count="7416"/>
    <meta:template xlink:type="simple" xlink:actuate="onRequest" xlink:title="" xlink:href="Normal.dotm"/>
  </office:meta>
</office:document-meta>
</file>